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0pt" style:font-size-complex="10pt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4cm" svg:height="14.4cm" svg:x="4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3cm" svg:y1="17cm" svg:x2="13cm" svg:y2="15.21cm">
          <text:p/>
        </draw:line>
        <draw:line draw:style-name="gr2" draw:text-style-name="P1" draw:layer="layout" svg:x1="13cm" svg:y1="17cm" svg:x2="13cm" svg:y2="15.21cm">
          <text:p/>
        </draw:line>
        <draw:line draw:style-name="gr2" draw:text-style-name="P1" draw:layer="layout" svg:x1="16cm" svg:y1="17cm" svg:x2="16cm" svg:y2="15.21cm">
          <text:p/>
        </draw:line>
        <draw:line draw:style-name="gr2" draw:text-style-name="P1" draw:layer="layout" svg:x1="18.5cm" svg:y1="17cm" svg:x2="18.5cm" svg:y2="15.21cm">
          <text:p/>
        </draw:line>
        <draw:line draw:style-name="gr2" draw:text-style-name="P1" draw:layer="layout" svg:x1="10.2cm" svg:y1="17cm" svg:x2="10.2cm" svg:y2="15.21cm">
          <text:p/>
        </draw:line>
        <draw:frame draw:style-name="gr3" draw:text-style-name="P2" draw:layer="layout" svg:width="3cm" svg:height="1.955cm" svg:x="8.623cm" svg:y="16.942cm">
          <draw:text-box>
            <text:p text:style-name="P2"><text:span text:style-name="T1">Spieler2 betritt das Spiel</text:span></text:p>
          </draw:text-box>
        </draw:frame>
        <draw:frame draw:style-name="gr3" draw:text-style-name="P2" draw:layer="layout" svg:width="3cm" svg:height="1.955cm" svg:x="11.5cm" svg:y="17cm">
          <draw:text-box>
            <text:p text:style-name="P2"><text:span text:style-name="T1">Spieler3 betritt das Spiel</text:span></text:p>
          </draw:text-box>
        </draw:frame>
        <draw:frame draw:style-name="gr3" draw:text-style-name="P2" draw:layer="layout" svg:width="3cm" svg:height="1.955cm" svg:x="14.5cm" svg:y="17cm">
          <draw:text-box>
            <text:p text:style-name="P2"><text:span text:style-name="T1">Spieler4 betritt das Spiel</text:span></text:p>
          </draw:text-box>
        </draw:frame>
        <draw:frame draw:style-name="gr3" draw:text-style-name="P2" draw:layer="layout" svg:width="3cm" svg:height="1.955cm" svg:x="17cm" svg:y="17cm">
          <draw:text-box>
            <text:p text:style-name="P2"><text:span text:style-name="T1">Spieler5 betritt das Spi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5-05T16:32:43</dc:date>
    <meta:editing-cycles>2</meta:editing-cycles>
    <meta:editing-duration>PT19M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9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666666" draw:fill-hatch-name="Black_20_0_20_Degrees" dr3d:edge-rounding="0%"/>
      <style:text-properties fo:font-size="6pt" style:font-size-asian="6pt" style:font-size-complex="6pt"/>
    </style:style>
    <style:style style:name="ch11" style:family="chart">
      <style:graphic-properties draw:fill="solid" draw:fill-color="#000000" draw:fill-hatch-name="Black_20_90_20_Degrees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2.943cm" svg:y="1.661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17.456cm" svg:y="10.953cm" chart:style-name="ch5">
              <text:p>Zeit (s) </text:p>
            </chart:title>
            <chart:categories table:cell-range-address="local-table.$A$2:.$A$70"/>
          </chart:axis>
          <chart:axis chart:dimension="y" chart:name="primary-y" chart:style-name="ch4">
            <chart:title svg:x="0.396cm" svg:y="7.315cm" chart:style-name="ch6">
              <text:p>Bandbreite (Kbyte/s)</text:p>
            </chart:title>
            <chart:grid chart:style-name="ch7" chart:class="major"/>
          </chart:axis>
          <chart:series chart:style-name="ch8" chart:values-cell-range-address="local-table.$B$2:.$B$70" chart:label-cell-address="local-table.$B$1" chart:class="chart:area">
            <chart:data-point chart:repeated="69"/>
          </chart:series>
          <chart:series chart:style-name="ch9" chart:values-cell-range-address="local-table.$C$2:.$C$70" chart:label-cell-address="local-table.$C$1" chart:class="chart:area">
            <chart:data-point chart:repeated="69"/>
          </chart:series>
          <chart:series chart:style-name="ch10" chart:values-cell-range-address="local-table.$D$2:.$D$70" chart:label-cell-address="local-table.$D$1" chart:class="chart:area">
            <chart:data-point chart:repeated="69"/>
          </chart:series>
          <chart:series chart:style-name="ch11" chart:values-cell-range-address="local-table.$E$2:.$E$70" chart:label-cell-address="local-table.$E$1" chart:class="chart:area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mit Spieler 2</text:p>
              </table:table-cell>
              <table:table-cell office:value-type="string">
                <text:p>Traffic mit Spieler 3</text:p>
              </table:table-cell>
              <table:table-cell office:value-type="string">
                <text:p>Traffic mit Spieler 4</text:p>
              </table:table-cell>
              <table:table-cell office:value-type="string">
                <text:p>Traffic mit Spieler 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24">
                <text:p>5.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32">
                <text:p>12.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6">
                <text:p>12.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2">
                <text:p>13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38">
                <text:p>12.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86">
                <text:p>13.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52">
                <text:p>13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2">
                <text:p>10.592</text:p>
              </table:table-cell>
              <table:table-cell office:value-type="float" office:value="2.765">
                <text:p>2.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8.894">
                <text:p>8.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312">
                <text:p>13.312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04">
                <text:p>11.904</text:p>
              </table:table-cell>
              <table:table-cell office:value-type="float" office:value="7.744">
                <text:p>7.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94">
                <text:p>9.694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62">
                <text:p>10.462</text:p>
              </table:table-cell>
              <table:table-cell office:value-type="float" office:value="6.208">
                <text:p>6.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04">
                <text:p>10.304</text:p>
              </table:table-cell>
              <table:table-cell office:value-type="float" office:value="6.528">
                <text:p>6.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12">
                <text:p>11.7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72">
                <text:p>11.872</text:p>
              </table:table-cell>
              <table:table-cell office:value-type="float" office:value="8.576">
                <text:p>8.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44">
                <text:p>10.944</text:p>
              </table:table-cell>
              <table:table-cell office:value-type="float" office:value="7.424">
                <text:p>7.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06">
                <text:p>13.406</text:p>
              </table:table-cell>
              <table:table-cell office:value-type="float" office:value="8.958">
                <text:p>8.958</text:p>
              </table:table-cell>
              <table:table-cell office:value-type="float" office:value="2.995">
                <text:p>2.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28">
                <text:p>12.128</text:p>
              </table:table-cell>
              <table:table-cell office:value-type="float" office:value="8.704">
                <text:p>8.704</text:p>
              </table:table-cell>
              <table:table-cell office:value-type="float" office:value="11.648">
                <text:p>11.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94">
                <text:p>12.094</text:p>
              </table:table-cell>
              <table:table-cell office:value-type="float" office:value="9.696">
                <text:p>9.696</text:p>
              </table:table-cell>
              <table:table-cell office:value-type="float" office:value="11.008">
                <text:p>11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52">
                <text:p>11.552</text:p>
              </table:table-cell>
              <table:table-cell office:value-type="float" office:value="8.99">
                <text:p>8.99</text:p>
              </table:table-cell>
              <table:table-cell office:value-type="float" office:value="10.144">
                <text:p>1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12">
                <text:p>12.512</text:p>
              </table:table-cell>
              <table:table-cell office:value-type="float" office:value="8.896">
                <text:p>8.896</text:p>
              </table:table-cell>
              <table:table-cell office:value-type="float" office:value="11.712">
                <text:p>11.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6">
                <text:p>13.76</text:p>
              </table:table-cell>
              <table:table-cell office:value-type="float" office:value="9.408">
                <text:p>9.408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4">
                <text:p>11.134</text:p>
              </table:table-cell>
              <table:table-cell office:value-type="float" office:value="7.872">
                <text:p>7.872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  <table:table-cell office:value-type="float" office:value="8.318">
                <text:p>8.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16">
                <text:p>12.416</text:p>
              </table:table-cell>
              <table:table-cell office:value-type="float" office:value="8.896">
                <text:p>8.896</text:p>
              </table:table-cell>
              <table:table-cell office:value-type="float" office:value="13.152">
                <text:p>13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2">
                <text:p>12.32</text:p>
              </table:table-cell>
              <table:table-cell office:value-type="float" office:value="8.864">
                <text:p>8.864</text:p>
              </table:table-cell>
              <table:table-cell office:value-type="float" office:value="9.088">
                <text:p>9.088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">
                <text:p>10.59</text:p>
              </table:table-cell>
              <table:table-cell office:value-type="float" office:value="8.128">
                <text:p>8.128</text:p>
              </table:table-cell>
              <table:table-cell office:value-type="float" office:value="11.998">
                <text:p>11.998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4">
                <text:p>13.44</text:p>
              </table:table-cell>
              <table:table-cell office:value-type="float" office:value="9.342">
                <text:p>9.342</text:p>
              </table:table-cell>
              <table:table-cell office:value-type="float" office:value="13.28">
                <text:p>13.2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182">
                <text:p>13.182</text:p>
              </table:table-cell>
              <table:table-cell office:value-type="float" office:value="7.776">
                <text:p>7.776</text:p>
              </table:table-cell>
              <table:table-cell office:value-type="float" office:value="12.064">
                <text:p>12.0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6.624">
                <text:p>6.624</text:p>
              </table:table-cell>
              <table:table-cell office:value-type="float" office:value="10.496">
                <text:p>10.496</text:p>
              </table:table-cell>
              <table:table-cell office:value-type="float" office:value="6.784">
                <text:p>6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6">
                <text:p>12.96</text:p>
              </table:table-cell>
              <table:table-cell office:value-type="float" office:value="8.608">
                <text:p>8.608</text:p>
              </table:table-cell>
              <table:table-cell office:value-type="float" office:value="11.806">
                <text:p>11.806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4">
                <text:p>12.64</text:p>
              </table:table-cell>
              <table:table-cell office:value-type="float" office:value="7.646">
                <text:p>7.646</text:p>
              </table:table-cell>
              <table:table-cell office:value-type="float" office:value="10.08">
                <text:p>10.08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7.104">
                <text:p>7.104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1">
                <text:p>10.91</text:p>
              </table:table-cell>
              <table:table-cell office:value-type="float" office:value="7.36">
                <text:p>7.36</text:p>
              </table:table-cell>
              <table:table-cell office:value-type="float" office:value="10.528">
                <text:p>10.528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38">
                <text:p>14.238</text:p>
              </table:table-cell>
              <table:table-cell office:value-type="float" office:value="7.872">
                <text:p>7.872</text:p>
              </table:table-cell>
              <table:table-cell office:value-type="float" office:value="13.472">
                <text:p>13.472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2">
                <text:p>13.312</text:p>
              </table:table-cell>
              <table:table-cell office:value-type="float" office:value="8.736">
                <text:p>8.736</text:p>
              </table:table-cell>
              <table:table-cell office:value-type="float" office:value="10.974">
                <text:p>10.974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8">
                <text:p>8</text:p>
              </table:table-cell>
              <table:table-cell office:value-type="float" office:value="13.504">
                <text:p>13.504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6.016">
                <text:p>6.016</text:p>
              </table:table-cell>
              <table:table-cell office:value-type="float" office:value="11.038">
                <text:p>11.038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88">
                <text:p>11.488</text:p>
              </table:table-cell>
              <table:table-cell office:value-type="float" office:value="7.488">
                <text:p>7.488</text:p>
              </table:table-cell>
              <table:table-cell office:value-type="float" office:value="11.904">
                <text:p>11.904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24">
                <text:p>11.424</text:p>
              </table:table-cell>
              <table:table-cell office:value-type="float" office:value="7.424">
                <text:p>7.424</text:p>
              </table:table-cell>
              <table:table-cell office:value-type="float" office:value="10.688">
                <text:p>10.6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72">
                <text:p>13.372</text:p>
              </table:table-cell>
              <table:table-cell office:value-type="float" office:value="8.542">
                <text:p>8.542</text:p>
              </table:table-cell>
              <table:table-cell office:value-type="float" office:value="12.672">
                <text:p>12.67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9.504">
                <text:p>9.504</text:p>
              </table:table-cell>
              <table:table-cell office:value-type="float" office:value="13.44">
                <text:p>13.44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8">
                <text:p>14.368</text:p>
              </table:table-cell>
              <table:table-cell office:value-type="float" office:value="9.696">
                <text:p>9.696</text:p>
              </table:table-cell>
              <table:table-cell office:value-type="float" office:value="13.44">
                <text:p>13.44</text:p>
              </table:table-cell>
              <table:table-cell office:value-type="float" office:value="9.408">
                <text:p>9.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22">
                <text:p>4.122</text:p>
              </table:table-cell>
              <table:table-cell office:value-type="float" office:value="3.432">
                <text:p>3.432</text:p>
              </table:table-cell>
              <table:table-cell office:value-type="float" office:value="12.316">
                <text:p>12.3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